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137a" officeooo:paragraph-rsid="001d13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act is just other people’s javascript code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06T15:07:29.252022300</meta:creation-date>
    <dc:date>2026-03-06T15:07:59.324364600</dc:date>
    <meta:editing-duration>PT32S</meta:editing-duration>
    <meta:editing-cycles>1</meta:editing-cycles>
    <meta:document-statistic meta:table-count="0" meta:image-count="0" meta:object-count="0" meta:page-count="1" meta:paragraph-count="1" meta:word-count="7" meta:character-count="44" meta:non-whitespace-character-count="38"/>
    <meta:generator>LibreOffice/26.2.1.2$Windows_X86_64 LibreOffice_project/620$Build-2</meta:generator>
  </office:meta>
</office:document-meta>
</file>